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n si capisce una maz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a Noa Di Iorio</meta:initial-creator>
    <meta:creation-date>2017-01-19T19:16:10</meta:creation-date>
    <dc:date>2017-01-27T16:31:06</dc:date>
    <dc:creator>Alessia Noa Di Iorio</dc:creator>
    <meta:editing-duration>PT32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1" meta:paragraph-count="1" meta:word-count="5" meta:character-count="24"/>
  </office:meta>
</office:document-meta>
</file>